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1AE1BB56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469cm" svg:height="17.734cm" svg:x="0.232cm" svg:y="0.5cm">
          <draw:image xlink:href="Pictures/100000000000037E0000021AE1BB56A2.png" xlink:type="simple" xlink:show="embed" xlink:actuate="onLoad" draw:mime-type="image/png">
            <text:p/>
          </draw:image>
        </draw:frame>
        <draw:custom-shape draw:style-name="gr2" draw:text-style-name="P2" draw:layer="layout" svg:width="0.1cm" svg:height="0.1cm" svg:x="9.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65cm" svg:y1="10.53cm" svg:x2="10.4cm" svg:y2="10.53cm">
          <text:p/>
        </draw:line>
        <draw:frame draw:style-name="gr4" draw:text-style-name="P3" draw:layer="layout" svg:width="2cm" svg:height="0.725cm" svg:x="10.25cm" svg:y="10.13cm">
          <draw:text-box>
            <text:p><text:span text:style-name="T1">M</text:span><text:span text:style-name="T1">G</text:span><text:span text:style-name="T1">G</text:span><text:span text:style-name="T1">S</text:span></text:p>
          </draw:text-box>
        </draw:frame>
        <draw:frame draw:style-name="gr5" draw:text-style-name="P4" draw:layer="layout" svg:width="21.5cm" svg:height="1cm" svg:x="1.75cm" svg:y="19cm">
          <draw:text-box>
            <text:p><text:span text:style-name="T2">M</text:span><text:span text:style-name="T2">G</text:span><text:span text:style-name="T2">G</text:span><text:span text:style-name="T2">S </text:span><text:span text:style-name="T2">H</text:span><text:span text:style-name="T2">o</text:span><text:span text:style-name="T2">u</text:span><text:span text:style-name="T2">s</text:span><text:span text:style-name="T2">i</text:span><text:span text:style-name="T2">n</text:span><text:span text:style-name="T2">g </text:span><text:span text:style-name="T2">B</text:span><text:span text:style-name="T2">o</text:span><text:span text:style-name="T2">a</text:span><text:span text:style-name="T2">r</text:span><text:span text:style-name="T2">d </text:span><text:span text:style-name="T2">B</text:span><text:span text:style-name="T2">i</text:span><text:span text:style-name="T2">k</text:span><text:span text:style-name="T2">a</text:span><text:span text:style-name="T2">n</text:span><text:span text:style-name="T2">e</text:span><text:span text:style-name="T2">r <text:s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7T13:42:22.110262804</meta:creation-date>
    <dc:date>2026-03-28T13:24:56.349441649</dc:date>
    <meta:editing-duration>PT25M15S</meta:editing-duration>
    <meta:editing-cycles>3</meta:editing-cycles>
    <meta:generator>LibreOffice/25.2.3.2$Linux_X86_64 LibreOffice_project/520$Build-2</meta:generator>
    <meta:print-date>2026-03-27T13:50:41.761213208</meta:print-date>
    <meta:printed-by>PDF files</meta:printed-by>
    <meta:document-statistic meta:object-count="5"/>
  </office:meta>
</office:document-meta>
</file>